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www.quora.com/What-is-the-difference-between-Apache-Spark-and-Apache-Hadoop-Map-Reduce" office:target-frame-name="_top" xlink:show="replace"><text:span text:style-name="Hyperlink">https://www.quora.com/What-is-the-difference-between-Apache-Spark-and-Apache-Hadoop-Map-Reduce</text:span></text:a></text:p>
      <text:p text:style-name="Normal"><text:a xlink:href="http://aptuz.com/blog/is-apache-spark-going-to-replace-hadoop/" office:target-frame-name="_top" xlink:show="replace"><text:span text:style-name="Hyperlink">http://aptuz.com/blog/is-apache-spark-going-to-replace-hadoop/</text:span></text:a></text:p>
      <text:p text:style-name="Normal"><text:a xlink:href="https://www.cs.berkeley.edu/~matei/papers/2012/nsdi_spark.pdf" office:target-frame-name="_top" xlink:show="replace"><text:span text:style-name="Hyperlink">https://www.cs.berkeley.edu/~matei/papers/2012/nsdi_spark.pdf</text:span></text:a></text:p>
      <text:p text:style-name="Normal"><text:a xlink:href="https://www.safaribooksonline.com/library/view/learning-spark/9781449359034/ch01.html" office:target-frame-name="_top" xlink:show="replace"><text:span text:style-name="Hyperlink">https://www.safaribooksonline.</text:span><text:span text:style-name="Hyperlink">com/library/view/learning-spark/9781449359034/ch01.html</text:span></text:a></text:p>
      <text:p text:style-name="Normal"><text:a xlink:href="http://wolfweb.unr.edu/homepage/ania/NYTFeb12.pdf" office:target-frame-name="_top" xlink:show="replace"><text:span text:style-name="Hyperlink">http://wolfweb.u</text:span><text:bookmark-start text:name="_Hlt431974002"/><text:bookmark-start text:name="_Hlt431974003"/><text:bookmark-start text:name="_Hlt431974006"/><text:bookmark-end text:name="_Hlt431974002"/><text:bookmark-end text:name="_Hlt431974003"/><text:bookmark-end text:name="_Hlt431974006"/><text:s/><text:span text:style-name="Hyperlink">http://www.nytimes.com/2012/02/12/sunday-review/big-datas-impact-in-the-world.html?_r=2&amp;scp=1&amp;sq=Big%20Data&amp;st=cse</text:span><text:span text:style-name="Hyperlink">nr.edu/homepage/ania/NYTFeb12.pdf</text:span></text:a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Nightingale</meta:initial-creator>
    <dc:creator>Sarah Nightingale</dc:creator>
    <meta:creation-date>2015-09-23T12:30:00Z</meta:creation-date>
    <dc:date>2015-10-07T08:38:00Z</dc:date>
    <meta:template xlink:href="Normal" xlink:type="simple"/>
    <meta:editing-cycles>7</meta:editing-cycles>
    <meta:editing-duration>PT5040S</meta:editing-duration>
    <meta:document-statistic meta:page-count="1" meta:paragraph-count="1" meta:word-count="136" meta:character-count="913" meta:row-count="6" meta:non-whitespace-character-count="778"/>
  </office:meta>
</office:document-meta>
</file>